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907a" officeooo:paragraph-rsid="001c907a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>
      <style:text-properties officeooo:rsid="001c907a" officeooo:paragraph-rsid="001c907a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97220522" text:style-name="L1">
        <text:list-item>
          <text:p text:style-name="P3">Гражданское право - отрасль права, регулирующая имущественные и личные неимущественные отношения.</text:p>
        </text:list-item>
        <text:list-item>
          <text:p text:style-name="P3">Имущественные отношения включают в себя вопросы принадлежности, управления и перехода имущества, а также предпринимательские отношения.</text:p>
        </text:list-item>
        <text:list-item>
          <text:p text:style-name="P3">Личные неимущественные отношения могут быть связаны с имущественными (интеллектуальная собственность) или не связаны с ними (неотчуждаемые нематериальные блага личности).</text:p>
        </text:list-item>
        <text:list-item>
          <text:p text:style-name="P3">Методы правового регулирования гражданского права включают метод власти и подчинения (императивный метод) и метод равенства участников (диспозитивный метод).</text:p>
        </text:list-item>
        <text:list-item>
          <text:p text:style-name="P2">Принципы гражданского права включают равенство участников, неприкосновенность собственности, свободу договора, недопустимость произвольного вмешательства, обеспечение осуществления прав и их судебной защиты, а также защиту от недобросовестного поведения.</text:p>
        </text:list-item>
      </text:list>
      <text:list xml:id="list1325294297" text:style-name="L2">
        <text:list-item>
          <text:p text:style-name="P5">Граждане вступают в различные правоотношения и должны обладать правосубъектностью.</text:p>
        </text:list-item>
        <text:list-item>
          <text:p text:style-name="P5">Правосубъектность физических лиц - способность быть участниками правоотношения.</text:p>
        </text:list-item>
        <text:list-item>
          <text:p text:style-name="P5">Правосубъектность включает правоспособность, дееспособность и деликтоспособность.</text:p>
        </text:list-item>
        <text:list-item>
          <text:p text:style-name="P5">Правоспособность возникает с момента рождения и прекращается со смертью, независимо от возраста и состояния гражданина.</text:p>
        </text:list-item>
        <text:list-item>
          <text:p text:style-name="P5">Дееспособность позволяет самостоятельно осуществлять субъективные права, обязанности и нести ответственность.</text:p>
        </text:list-item>
        <text:list-item>
          <text:p text:style-name="P5">Дееспособность зависит от возраста, физического состояния и личных качеств человека.</text:p>
        </text:list-item>
        <text:list-item>
          <text:p text:style-name="P5">Дееспособность бывает полной, частичной и ограниченной.</text:p>
        </text:list-item>
        <text:list-item>
          <text:p text:style-name="P5">Малолетние (6-14 лет) и несовершеннолетние (14-18 лет) имеют частичную дееспособность.</text:p>
        </text:list-item>
        <text:list-item>
          <text:p text:style-name="P5">Несовершеннолетние могут совершать определенные сделки только с согласия родителей или опекунов.</text:p>
        </text:list-item>
        <text:list-item>
          <text:p text:style-name="P5">Несовершеннолетние в возрасте 14-18 лет могут совершать сделки с письменного согласия законных представителей или с последующим их одобрением.</text:p>
        </text:list-item>
        <text:list-item>
          <text:p text:style-name="P4">Несовершеннолетние в возрасте 14-18 лет имеют определенные самостоятельные права и могут быть эмансипированы.</text:p>
        </text:list-item>
      </text:list>
      <text:list xml:id="list106731107" text:style-name="L3">
        <text:list-item>
          <text:p text:style-name="P7">Правоспособность физического лица возникает с момента рождения и прекращается при смерти. Возраст и состояние гражданина не влияют на его правоспособность.</text:p>
        </text:list-item>
        <text:list-item>
          <text:p text:style-name="P7">Дееспособность позволяет индивиду самостоятельно осуществлять права, обязанности и нести ответственность. Она зависит от возраста, физического состояния и других личных качеств человека.</text:p>
        </text:list-item>
        <text:list-item>
          <text:p text:style-name="P7">Дееспособность может быть полной, частичной или ограниченной. Ограничение дееспособности возможно по решению суда или в случаях злоупотребления спиртными напитками или наркотиками.</text:p>
        </text:list-item>
        <text:list-item>
          <text:p text:style-name="P7">Эмансипация несовершеннолетнего позволяет ему быть полностью дееспособным, если он работает или занимается предпринимательской деятельностью с согласия <text:soft-page-break/>родителей.</text:p>
        </text:list-item>
        <text:list-item>
          <text:p text:style-name="P7">Ограниченная дееспособность включает ограничение прав и свобод человека в интересах общества и защиты других лиц. Лицо с ограниченной дееспособностью может совершать мелкие бытовые сделки, но требуется согласие попечителя для других сделок и распоряжения доходами.</text:p>
        </text:list-item>
        <text:list-item>
          <text:p text:style-name="P6">Деликтоспособность предполагает ответственность за совершенные правонарушения и может предшествовать полной дееспособности. Она требует вменяемости в момент совершения проступка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Более ужатая версия</text:p>
      <text:p text:style-name="P1"/>
      <text:p text:style-name="P10">Гражданское право регулирует имущественные и личные неимущественные отношения.</text:p>
      <text:list xml:id="list256596063" text:style-name="L4">
        <text:list-item>
          <text:p text:style-name="P9">Имущественные отношения касаются собственности, управления имуществом и предпринимательства.</text:p>
        </text:list-item>
        <text:list-item>
          <text:p text:style-name="P9">Личные неимущественные отношения связаны с интеллектуальной собственностью и нематериальными благами личности.</text:p>
        </text:list-item>
        <text:list-item>
          <text:p text:style-name="P9">Гражданское право использует императивный и диспозитивный методы регулирования.</text:p>
        </text:list-item>
        <text:list-item>
          <text:p text:style-name="P9">Принципы гражданского права включают равенство, свободу договора, защиту прав и собственности, а также защиту от недобросовестного поведения.</text:p>
        </text:list-item>
        <text:list-item>
          <text:p text:style-name="P9">Правоспособность физического лица возникает с рождения и прекращается при смерти.</text:p>
        </text:list-item>
        <text:list-item>
          <text:p text:style-name="P9">Дееспособность позволяет самостоятельно осуществлять права, обязанности и нести ответственность.</text:p>
        </text:list-item>
        <text:list-item>
          <text:p text:style-name="P9">Дееспособность может быть полной, частичной или ограниченной.</text:p>
        </text:list-item>
        <text:list-item>
          <text:p text:style-name="P9">Несовершеннолетние имеют частичную дееспособность и требуют согласия родителей или опекунов для определенных сделок.</text:p>
        </text:list-item>
        <text:list-item>
          <text:p text:style-name="P9">Эмансипация позволяет несовершеннолетнему быть полностью дееспособным, если он работает или занимается предпринимательством с согласия родителей.</text:p>
        </text:list-item>
        <text:list-item>
          <text:p text:style-name="P9">Ограниченная дееспособность ограничивает права и свободы человека в интересах общества и защиты других лиц.</text:p>
        </text:list-item>
        <text:list-item>
          <text:p text:style-name="P8">Деликтоспособность предполагает ответственность за совершенные правонарушения и требует вменяемости в момент их совершения.</text:p>
        </text:list-item>
      </text:list>
      <text:p text:style-name="P10">Юридическое лицо - организация, имеющая обособленное имущество и отвечающая по своим обязательствам этим имуществом.</text:p>
      <text:list xml:id="list1481777646" text:style-name="L5">
        <text:list-item>
          <text:p text:style-name="P12">Признаки юридического лица: имущественная обособленность, способность приобретать права и нести обязанности, возможность быть истцом и ответчиком в суде, организационное единство.</text:p>
        </text:list-item>
        <text:list-item>
          <text:p text:style-name="P12">Правоспособность юридического лица - способность иметь гражданские права и нести связанные с деятельностью обязанности.</text:p>
        </text:list-item>
        <text:list-item>
          <text:p text:style-name="P12">Коммерческие организации - юридические лица, преследующие извлечение прибыли, могут быть созданы в различных формах.</text:p>
        </text:list-item>
        <text:list-item>
          <text:p text:style-name="P11">Некоммерческие организации - не имеющие извлечение прибыли в качестве цели, такие как потребительские кооперативы, общественные организации, ассоциации и другие. Могут осуществлять приносящую доход деятельность, если это соответствует их целям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5T20:08:50.494000000</dc:date>
    <meta:editing-duration>PT8M44S</meta:editing-duration>
    <meta:editing-cycles>1</meta:editing-cycles>
    <meta:generator>LibreOffice/7.2.0.4$Windows_X86_64 LibreOffice_project/9a9c6381e3f7a62afc1329bd359cc48accb6435b</meta:generator>
    <meta:document-statistic meta:table-count="0" meta:image-count="0" meta:object-count="0" meta:page-count="3" meta:paragraph-count="40" meta:word-count="600" meta:character-count="5044" meta:non-whitespace-character-count="4521"/>
  </office:meta>
</office:document-meta>
</file>